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1" style:family="table-column">
      <style:table-column-properties fo:break-before="auto" style:column-width="4.952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co42" style:family="table-column">
      <style:table-column-properties fo:break-before="auto" style:column-width="0.4701in"/>
    </style:style>
    <style:style style:name="co43" style:family="table-column">
      <style:table-column-properties fo:break-before="auto" style:column-width="5.6756in"/>
    </style:style>
    <style:style style:name="co44" style:family="table-column">
      <style:table-column-properties fo:break-before="auto" style:column-width="1.32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style:style style:name="ta7" style:family="table" style:master-page-name="Default">
      <style:table-properties table:display="true" style:writing-mode="lr-tb" table:tab-color="#00a933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Ubuntu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6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06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3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7">
        <table:table-column table:style-name="co42" table:default-cell-style-name="ce278"/>
        <table:table-column table:style-name="co13" table:default-cell-style-name="ce212"/>
        <table:table-column table:style-name="co43" table:default-cell-style-name="ce281"/>
        <table:table-column table:style-name="co17" table:default-cell-style-name="ce282"/>
        <table:table-column table:style-name="co44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Pro RS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4521000" calcext:value-type="float">
            <text:p>14,5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12051000" calcext:value-type="float">
            <text:p>12,0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500G Box</text:p>
          </table:table-cell>
          <table:table-cell table:style-name="ce287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Fury Beast 16GB DDR5 – 5200MHz</text:p>
          </table:table-cell>
          <table:table-cell table:style-name="ce26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onboard</text:p>
          </table:table-cell>
          <table:table-cell table:style-name="ce287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FSP HV PRO 550W 85 Plus power supply</text:p>
          </table:table-cell>
          <table:table-cell table:style-name="ce287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7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5:.D72])" office:value-type="float" office:value="9328000" calcext:value-type="float">
            <text:p>9,328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2:.D39])-[.D38]" office:value-type="float" office:value="9275000" calcext:value-type="float">
            <text:p>9,275,000 </text:p>
          </table:table-cell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3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3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3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06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06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3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4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3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3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3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1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5-19T20:59:17.736359130</dc:date>
    <meta:editing-duration>P24DT10H11M31S</meta:editing-duration>
    <meta:editing-cycles>1047</meta:editing-cycles>
    <meta:generator>LibreOffice/25.2.3.2$Linux_X86_64 LibreOffice_project/bbb074479178df812d175f709636b368952c2ce3</meta:generator>
    <meta:document-statistic meta:table-count="18" meta:cell-count="1348" meta:object-count="0"/>
  </office:meta>
</office:document-meta>
</file>